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2"/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yob</text:p>
          </table:table-cell>
          <table:table-cell office:value-type="string" calcext:value-type="string">
            <text:p>led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0</text:p>
          </table:table-cell>
          <table:table-cell table:style-name="ce1" office:value-type="float" office:value="-13630.32" calcext:value-type="float">
            <text:p>-13630.32</text:p>
          </table:table-cell>
          <table:table-cell table:style-name="ce1" office:value-type="float" office:value="19840.91" calcext:value-type="float">
            <text:p>19840.91</text:p>
          </table:table-cell>
          <table:table-cell/>
          <table:table-cell table:style-name="ce1"/>
          <table:table-cell table:style-name="ce1" office:value-type="float" office:value="33471.23" calcext:value-type="float">
            <text:p>33471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3</text:p>
          </table:table-cell>
          <table:table-cell table:style-name="ce1" office:value-type="float" office:value="658.2" calcext:value-type="float">
            <text:p>658.2</text:p>
          </table:table-cell>
          <table:table-cell table:style-name="ce1" office:value-type="float" office:value="418.2" calcext:value-type="float">
            <text:p>418.2</text:p>
          </table:table-cell>
          <table:table-cell/>
          <table:table-cell table:style-name="ce1" table:formula="of:=[.B4]-[.C4]" office:value-type="float" office:value="240" calcext:value-type="float">
            <text:p/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681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55.4" calcext:value-type="float">
            <text:p>155.4</text:p>
          </table:table-cell>
          <table:table-cell/>
          <table:table-cell table:style-name="ce1"/>
          <table:table-cell table:style-name="ce1" office:value-type="float" office:value="152.2" calcext:value-type="float">
            <text:p>15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2</text:p>
          </table:table-cell>
          <table:table-cell table:style-name="ce1" office:value-type="float" office:value="5656.46" calcext:value-type="float">
            <text:p>5656.46</text:p>
          </table:table-cell>
          <table:table-cell table:style-name="ce1" office:value-type="float" office:value="1126.25" calcext:value-type="float">
            <text:p>1126.25</text:p>
          </table:table-cell>
          <table:table-cell/>
          <table:table-cell table:style-name="ce1" table:formula="of:=[.B6]-[.C6]" office:value-type="float" office:value="4530.21" calcext:value-type="float">
            <text:p/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853</text:p>
          </table:table-cell>
          <table:table-cell table:number-columns-repeated="2" table:style-name="ce1" office:value-type="float" office:value="62607" calcext:value-type="float">
            <text:p>62607</text:p>
          </table:table-cell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744</text:p>
          </table:table-cell>
          <table:table-cell table:number-columns-repeated="2" table:style-name="ce1" office:value-type="float" office:value="5027.27" calcext:value-type="float">
            <text:p>5027.27</text:p>
          </table:table-cell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745</text:p>
          </table:table-cell>
          <table:table-cell table:number-columns-repeated="2" table:style-name="ce1" office:value-type="float" office:value="-2158" calcext:value-type="float">
            <text:p>-2158</text:p>
          </table:table-cell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746</text:p>
          </table:table-cell>
          <table:table-cell table:style-name="ce1" office:value-type="float" office:value="968.18" calcext:value-type="float">
            <text:p>968.18</text:p>
          </table:table-cell>
          <table:table-cell table:style-name="ce1" office:value-type="float" office:value="636.36" calcext:value-type="float">
            <text:p>636.36</text:p>
          </table:table-cell>
          <table:table-cell/>
          <table:table-cell table:style-name="ce1" table:formula="of:=[.B10]-[.C10]" office:value-type="float" office:value="331.82" calcext:value-type="float">
            <text:p/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747</text:p>
          </table:table-cell>
          <table:table-cell table:number-columns-repeated="2" table:style-name="ce1" office:value-type="float" office:value="-283" calcext:value-type="float">
            <text:p>-283</text:p>
          </table:table-cell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742</text:p>
          </table:table-cell>
          <table:table-cell table:number-columns-repeated="2" table:style-name="ce1" office:value-type="float" office:value="72619.1" calcext:value-type="float">
            <text:p>72619.1</text:p>
          </table:table-cell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743</text:p>
          </table:table-cell>
          <table:table-cell table:number-columns-repeated="2" table:style-name="ce1" office:value-type="float" office:value="-33382" calcext:value-type="float">
            <text:p>-33382</text:p>
          </table:table-cell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689/03</text:p>
          </table:table-cell>
          <table:table-cell table:style-name="ce1" office:value-type="float" office:value="-12166.07" calcext:value-type="float">
            <text:p>-12166.07</text:p>
          </table:table-cell>
          <table:table-cell table:style-name="ce1" office:value-type="float" office:value="-12208.17" calcext:value-type="float">
            <text:p>-12208.17</text:p>
          </table:table-cell>
          <table:table-cell/>
          <table:table-cell table:style-name="ce1" table:formula="of:=[.B14]-[.C14]" office:value-type="float" office:value="42.1000000000004" calcext:value-type="float">
            <text:p/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662</text:p>
          </table:table-cell>
          <table:table-cell table:style-name="ce1" office:value-type="float" office:value="-51.26" calcext:value-type="float">
            <text:p>-51.26</text:p>
          </table:table-cell>
          <table:table-cell table:style-name="ce1" office:value-type="float" office:value="-12741.64" calcext:value-type="float">
            <text:p>-12741.64</text:p>
          </table:table-cell>
          <table:table-cell/>
          <table:table-cell table:style-name="ce1" table:formula="of:=[.B15]-[.C15]" office:value-type="float" office:value="12690.38" calcext:value-type="float">
            <text:p/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908</text:p>
          </table:table-cell>
          <table:table-cell table:style-name="ce1"/>
          <table:table-cell table:style-name="ce1" office:value-type="float" office:value="-3421.03" calcext:value-type="float">
            <text:p>-3421.03</text:p>
          </table:table-cell>
          <table:table-cell/>
          <table:table-cell table:style-name="ce1" table:formula="of:=[.B16]-[.C16]" office:value-type="float" office:value="3421.03" calcext:value-type="float">
            <text:p/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934/03</text:p>
          </table:table-cell>
          <table:table-cell table:style-name="ce1" office:value-type="float" office:value="8033.68" calcext:value-type="float">
            <text:p>8033.68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table:formula="of:=[.B17]-[.C17]" office:value-type="float" office:value="8033.68" calcext:value-type="float">
            <text:p/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914</text:p>
          </table:table-cell>
          <table:table-cell table:style-name="ce1" office:value-type="float" office:value="-11765.25" calcext:value-type="float">
            <text:p>-11765.25</text:p>
          </table:table-cell>
          <table:table-cell table:style-name="ce1" office:value-type="float" office:value="-10827.69" calcext:value-type="float">
            <text:p>-10827.69</text:p>
          </table:table-cell>
          <table:table-cell/>
          <table:table-cell table:style-name="ce1"/>
          <table:table-cell table:style-name="ce1" office:value-type="float" office:value="937.56" calcext:value-type="float">
            <text:p>937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33/01</text:p>
          </table:table-cell>
          <table:table-cell table:style-name="ce1" office:value-type="float" office:value="-36955.79" calcext:value-type="float">
            <text:p>-36955.79</text:p>
          </table:table-cell>
          <table:table-cell table:style-name="ce1" office:value-type="float" office:value="-53755.79" calcext:value-type="float">
            <text:p>-53755.79</text:p>
          </table:table-cell>
          <table:table-cell/>
          <table:table-cell table:style-name="ce1" table:formula="of:=[.B19]-[.C19]" office:value-type="float" office:value="16800" calcext:value-type="float">
            <text:p/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935/01</text:p>
          </table:table-cell>
          <table:table-cell table:style-name="ce1" office:value-type="float" office:value="14536.12" calcext:value-type="float">
            <text:p>14536.12</text:p>
          </table:table-cell>
          <table:table-cell table:style-name="ce1" office:value-type="float" office:value="-3570" calcext:value-type="float">
            <text:p>-3570</text:p>
          </table:table-cell>
          <table:table-cell/>
          <table:table-cell table:style-name="ce1" table:formula="of:=[.B20]-[.C20]" office:value-type="float" office:value="18106.12" calcext:value-type="float">
            <text:p/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934/01</text:p>
          </table:table-cell>
          <table:table-cell table:style-name="ce1" office:value-type="float" office:value="2833.35" calcext:value-type="float">
            <text:p>2833.35</text:p>
          </table:table-cell>
          <table:table-cell table:style-name="ce1" office:value-type="float" office:value="-13041.65" calcext:value-type="float">
            <text:p>-13041.65</text:p>
          </table:table-cell>
          <table:table-cell/>
          <table:table-cell table:style-name="ce1" table:formula="of:=[.B21]-[.C21]" office:value-type="float" office:value="15875" calcext:value-type="float">
            <text:p/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934/02</text:p>
          </table:table-cell>
          <table:table-cell table:style-name="ce1" office:value-type="float" office:value="-58246.57" calcext:value-type="float">
            <text:p>-58246.5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/>
          <table:table-cell table:style-name="ce1" office:value-type="float" office:value="58246.57" calcext:value-type="float">
            <text:p>58246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1/03</text:p>
          </table:table-cell>
          <table:table-cell table:style-name="ce1" office:value-type="float" office:value="7451.91" calcext:value-type="float">
            <text:p>7451.91</text:p>
          </table:table-cell>
          <table:table-cell table:style-name="ce1" table:formula="of:=8272.67-36077.19" office:value-type="float" office:value="-27804.52" calcext:value-type="float">
            <text:p/>
          </table:table-cell>
          <table:table-cell/>
          <table:table-cell table:style-name="ce1" table:formula="of:=[.B23]-[.C23]" office:value-type="float" office:value="35256.43" calcext:value-type="float">
            <text:p/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formula="of:=SUM([.B3:.B25])" office:value-type="float" office:value="11756.21" calcext:value-type="float">
            <text:p/>
          </table:table-cell>
          <table:table-cell table:formula="of:=SUM([.C3:.C25])" office:value-type="float" office:value="-10763" calcext:value-type="float">
            <text:p/>
          </table:table-cell>
          <table:table-cell/>
          <table:table-cell table:formula="of:=SUM([.E3:.E25])" office:value-type="float" office:value="115326.77" calcext:value-type="float">
            <text:p/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float" office:value="8272.67" calcext:value-type="float">
            <text:p>8272.6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5109.74" calcext:value-type="float">
            <text:p>25109.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273" calcext:value-type="float">
            <text:p>-8273</text:p>
          </table:table-cell>
          <table:table-cell table:number-columns-repeated="2"/>
          <table:table-cell office:value-type="string" calcext:value-type="string">
            <text:p>his</text:p>
          </table:table-cell>
          <table:table-cell table:formula="of:=[.F32]+[.F31]" office:value-type="float" office:value="33382.41" calcext:value-type="float">
            <text:p/>
          </table:table-cell>
          <table:table-cell table:number-columns-repeated="3"/>
          <table:table-cell table:formula="of:=8272.67+24428.74" office:value-type="float" office:value="32701.41" calcext:value-type="float">
            <text:p/>
          </table:table-cell>
        </table:table-row>
        <table:table-row table:style-name="ro1">
          <table:table-cell/>
          <table:table-cell office:value-type="float" office:value="21657" calcext:value-type="float">
            <text:p>21657</text:p>
          </table:table-cell>
          <table:table-cell table:number-columns-repeated="2"/>
          <table:table-cell office:value-type="string" calcext:value-type="string">
            <text:p>hers</text:p>
          </table:table-cell>
          <table:table-cell office:value-type="float" office:value="-36077.19" calcext:value-type="float">
            <text:p>-36077.19</text:p>
          </table:table-cell>
          <table:table-cell table:number-columns-repeated="3"/>
          <table:table-cell table:formula="of:=[.J33]-[.F35]" office:value-type="float" office:value="-36758.19" calcext:value-type="float">
            <text:p/>
          </table:table-cell>
        </table:table-row>
        <table:table-row table:style-name="ro1">
          <table:table-cell/>
          <table:table-cell office:value-type="float" office:value="34861" calcext:value-type="float">
            <text:p>34861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table:formula="of:=[.F33]-[.F34]" office:value-type="float" office:value="69459.6" calcext:value-type="float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-25110" calcext:value-type="float">
            <text:p>-25110</text:p>
          </table:table-cell>
          <table:table-cell table:number-columns-repeated="2"/>
          <table:table-cell office:value-type="string" calcext:value-type="string">
            <text:p>half</text:p>
          </table:table-cell>
          <table:table-cell table:formula="of:=[.F35]/2" office:value-type="float" office:value="34729.8" calcext:value-type="float">
            <text:p/>
          </table:table-cell>
          <table:table-cell table:number-columns-repeated="3"/>
          <table:table-cell office:value-type="float" office:value="-36077.19" calcext:value-type="float">
            <text:p>-36077.19</text:p>
          </table:table-cell>
        </table:table-row>
        <table:table-row table:style-name="ro1">
          <table:table-cell/>
          <table:table-cell table:formula="of:=SUM([.B33:.B36])" office:value-type="float" office:value="23135" calcext:value-type="float">
            <text:p/>
          </table:table-cell>
          <table:table-cell table:number-columns-repeated="7"/>
          <table:table-cell table:formula="of:=[.J36]-[.F35]" office:value-type="float" office:value="-105536.79" calcext:value-type="float">
            <text:p/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36077" calcext:value-type="float">
            <text:p>360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15" calcext:value-type="float">
            <text:p>8715</text:p>
          </table:table-cell>
          <table:table-cell/>
          <table:table-cell office:value-type="float" office:value="52398" calcext:value-type="float">
            <text:p>523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657" calcext:value-type="float">
            <text:p>-21657</text:p>
          </table:table-cell>
          <table:table-cell table:formula="of:=[.B41]+13073" office:value-type="float" office:value="-8584" calcext:value-type="float">
            <text:p/>
          </table:table-cell>
          <table:table-cell table:formula="of:=[.D40]/2" office:value-type="float" office:value="26199" calcext:value-type="float">
            <text:p/>
          </table:table-cell>
          <table:table-cell table:number-columns-repeated="6"/>
        </table:table-row>
        <table:table-row table:style-name="ro1">
          <table:table-cell/>
          <table:table-cell table:formula="of:=SUM([.B39:.B41])" office:value-type="float" office:value="23135" calcext:value-type="float">
            <text:p/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date" office:date-value="2013-05-15" calcext:value-type="date">
            <text:p>41409</text:p>
          </table:table-cell>
          <table:table-cell table:number-columns-repeated="8"/>
        </table:table-row>
        <table:table-row table:style-name="ro1">
          <table:table-cell/>
          <table:table-cell table:style-name="ce2" table:formula="of:=[.B44]+28" office:value-type="date" office:date-value="2013-06-12" calcext:value-type="date">
            <text:p/>
          </table:table-cell>
          <table:table-cell table:number-columns-repeated="6"/>
          <table:table-cell office:value-type="float" office:value="32256.43" calcext:value-type="float">
            <text:p>32256.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208" calcext:value-type="float">
            <text:p>36208</text:p>
          </table:table-cell>
          <table:table-cell table:number-columns-repeated="4"/>
          <table:table-cell office:value-type="float" office:value="11485.53" calcext:value-type="float">
            <text:p>11485.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62" calcext:value-type="float">
            <text:p>10062</text:p>
          </table:table-cell>
          <table:table-cell table:number-columns-repeated="4"/>
          <table:table-cell table:formula="of:=[.I45]-[.I46]" office:value-type="float" office:value="20770.9" calcext:value-type="float">
            <text:p/>
          </table:table-cell>
          <table:table-cell/>
        </table:table-row>
        <table:table-row table:style-name="ro1">
          <table:table-cell table:number-columns-repeated="3"/>
          <table:table-cell table:formula="of:=[.D47]-[.D46]" office:value-type="float" office:value="-26146" calcext:value-type="float">
            <text:p/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8]/2" office:value-type="float" office:value="-13073" calcext:value-type="float">
            <text:p/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 style:data-style-name="N2" text:time-value="07:28:25.2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6:01:53.714000000</meta:creation-date>
    <dc:date>2014-05-15T12:45:01.889000000</dc:date>
    <meta:editing-duration>PT18S</meta:editing-duration>
    <meta:editing-cycles>2</meta:editing-cycles>
    <meta:generator>LibreOffice/4.2.3.3$Windows_x86 LibreOffice_project/882f8a0a489bc99a9e60c7905a60226254cb6ff0</meta:generator>
    <meta:document-statistic meta:table-count="1" meta:cell-count="117" meta:object-count="0"/>
  </office:meta>
</office:document-meta>
</file>